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alibri(Überschriften)" svg:font-family="Calibri(Überschriften)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2.589cm"/>
    </style:style>
    <style:style style:name="Table1.C" style:family="table-column">
      <style:table-column-properties style:column-width="1.8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1.B5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eb23f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eb23f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eb23f" officeooo:paragraph-rsid="000eb23f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f8d0d" officeooo:paragraph-rsid="000f8d0d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officeooo:paragraph-rsid="000eb23f"/>
    </style:style>
    <style:style style:name="P6" style:family="paragraph" style:parent-style-name="Heading_20_3" style:master-page-name="Standard">
      <style:paragraph-properties style:page-number="auto"/>
      <style:text-properties officeooo:paragraph-rsid="000eb23f"/>
    </style:style>
    <style:style style:name="T1" style:family="text">
      <style:text-properties style:font-name="Calibri(Überschriften)" fo:font-size="18pt" style:font-size-asian="18pt" style:font-size-complex="18pt"/>
    </style:style>
    <style:style style:name="T2" style:family="text">
      <style:text-properties style:font-name="Calibri(Überschriften)" fo:font-size="18pt" officeooo:rsid="000eb23f" style:font-size-asian="18pt" style:font-size-complex="18pt"/>
    </style:style>
    <style:style style:name="T3" style:family="text">
      <style:text-properties officeooo:rsid="000eb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1">ABNAHMEPROTOKOLL </text:span><text:span text:style-name="T2">01</text:span><text:span text:style-name="T1">.1</text:span><text:span text:style-name="T2">1</text:span><text:span text:style-name="T1">.2018</text:span></text:h>
      <text:p text:style-name="P1">PRAKTIKUM <text:span text:style-name="T3">3</text:span></text:p>
      <text:p text:style-name="P1"/>
      <text:p text:style-name="P1">Hier werden die am <text:span text:style-name="T3">01</text:span>.1<text:span text:style-name="T3">1</text:span>.2018 mit dem Kunden besprochenen Punkte für das Milestone <text:span text:style-name="T3">3</text:span> festgehalten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unk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bge-nommen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Funktionstüchtige Dispatcher Vorstellung: </text:p>
            <text:p text:style-name="P3">einfache Übermittlung eines Signals des MainControllers über den Dispatcher an den LampController</text:p>
          </table:table-cell>
          <table:table-cell table:style-name="Table1.C2" office:value-type="string">
            <text:p text:style-name="P2"><text:line-break/></text:p>
          </table:table-cell>
        </table:table-row>
        <table:table-row table:style-name="Table1.1"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3">Vorstellung der Channelbasierten Kommunikation mit Messages</text:p>
          </table:table-cell>
          <table:table-cell table:style-name="Table1.C3" office:value-type="string">
            <text:p text:style-name="P2"><text:line-break/></text:p>
          </table:table-cell>
        </table:table-row>
        <table:table-row table:style-name="Table1.1"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4">Testkonzept Vorstellung</text:p>
          </table:table-cell>
          <table:table-cell table:style-name="Table1.C4" office:value-type="string">
            <text:p text:style-name="P2"><text:line-break/></text:p>
          </table:table-cell>
        </table:table-row>
        <table:table-row table:style-name="Table1.1">
          <table:table-cell table:style-name="Table1.A5" office:value-type="string">
            <text:p text:style-name="P2">4<text:line-break/></text:p>
          </table:table-cell>
          <table:table-cell table:style-name="Table1.B5" office:value-type="string">
            <text:p text:style-name="P4">Erste FSM Vorstellung</text:p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>5</text:p>
            <text:p text:style-name="P2"/>
          </table:table-cell>
          <table:table-cell table:style-name="Table1.B6" office:value-type="string">
            <text:p text:style-name="P4">Fehlerszenarien ausgearbeitet und vorgestellt</text:p>
          </table:table-cell>
          <table:table-cell table:style-name="Table1.C6" office:value-type="string">
            <text:p text:style-name="P2"/>
          </table:table-cell>
        </table:table-row>
      </table:table>
      <text:p text:style-name="P1"><text:bookmark text:name="_GoBack"/></text:p>
      <text:p text:style-name="P1"/>
      <text:p text:style-name="P1">_______________________</text:p>
      <text:p text:style-name="P1">Unterschrift des Kunden<text:tab/><text:tab/></text:p>
      <text:p text:style-name="P1">_______________________</text:p>
      <text:p text:style-name="P1">Ort &amp; Datum<text:tab/><text:tab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alibri(Überschriften)" svg:font-family="Calibri(Überschriften)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1T20:04:53.579587766</dc:date>
    <meta:editing-duration>PT8M47S</meta:editing-duration>
    <meta:editing-cycles>1</meta:editing-cycles>
    <meta:document-statistic meta:table-count="1" meta:image-count="0" meta:object-count="0" meta:page-count="1" meta:paragraph-count="23" meta:word-count="64" meta:character-count="532" meta:non-whitespace-character-count="479"/>
    <meta:generator>LibreOffice/6.0.6.2$Linux_X86_64 LibreOffice_project/00m0$Build-2</meta:generator>
  </office:meta>
</office:document-meta>
</file>